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WhistModul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 grid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WhistModule.CreateGrid?language=Basic&amp;location=document" xlink:type="simple"/>
              </office:event-listeners>
            </form:button>
          </form:form>
        </office:forms>
        <table:shapes>
          <draw:control draw:z-index="0" draw:text-style-name="P1" svg:width="79.57mm" svg:height="45.42mm" svg:x="23.41mm" svg:y="32.75mm" draw:control="control1"/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 nam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yer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 2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layer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 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00-00-00</text:date>, <text:time style:data-style-name="N2" text:time-value="07:50:28.180940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7:36:34.065139909</meta:creation-date>
    <meta:generator>LibreOffice/6.0.7.3$Linux_X86_64 LibreOffice_project/00m0$Build-3</meta:generator>
    <dc:date>2019-06-04T07:52:48.988050069</dc:date>
    <meta:editing-duration>PT16M9S</meta:editing-duration>
    <meta:editing-cycles>8</meta:editing-cycles>
    <meta:document-statistic meta:table-count="1" meta:cell-count="7" meta:object-count="1"/>
  </office:meta>
</office:document-meta>
</file>

<file path=Basic/Standard/WhistModule.xml><?xml version="1.0" encoding="utf-8"?>
<!DOCTYPE module  PUBLIC '-//OpenOffice.org//DTD OfficeDocument 1.0//EN'  'module.dtd'>
<script:module xmlns:script="http://openoffice.org/2000/script" script:name="WhistModule" script:language="StarBasic" script:moduleType="normal">Sub CreateGrid

sSheetName = "newSheet3" 
   ThisComponent.Sheets().insertNewByName( sSheetName , 0 )
   Msgbox "Bam"


End Sub

Sub insertSheetAsFirst
sSheetName = "newSheet3" 
If ThisComponent.Sheets().hasByName( sSheetName ) Then
   Msgbox "A sheet named: """ &amp; sSheetName &amp; """ already exists!"
Else
   If ThisComponent.Sheets().getCount() &gt; 255 Then
      Msgbox "Maximum number of sheets reached - cannot insert!"
   Else
      ' insert as index 0 = first sheet in file
      ThisComponent.Sheets().insertNewByName( sSheetName , 0 )
   End If
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Whist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